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us" svg:font-family="Tinu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nus" fo:font-size="10pt" style:font-size-asian="10pt" style:font-size-complex="10pt"/>
    </style:style>
    <style:style style:name="P4" style:family="paragraph" style:parent-style-name="Standard">
      <style:text-properties style:font-name="Tinu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2">Tua Graça Me Basta (a corrigir)</text:p>
      <text:p text:style-name="P4"></text:p>
      <text:p text:style-name="P4">Intro: Am G F G Am (2x).</text:p>
      <text:p text:style-name="P4"></text:p>
      <text:p text:style-name="P4">C <text:s text:c="30"/><text:tab/><text:tab/>F</text:p>
      <text:p text:style-name="P4"><text:s/>Eu não preciso ser reconhecido por ninguém</text:p>
      <text:p text:style-name="P4">C <text:s text:c="32"/><text:tab/><text:tab/> <text:s text:c="5"/>F</text:p>
      <text:p text:style-name="P4"><text:s/>A minha Glória é fazer com que conheçam a Ti</text:p>
      <text:p text:style-name="P4">Am <text:s text:c="8"/><text:tab/>G <text:s text:c="4"/>F <text:s text:c="13"/><text:tab/>Em <text:s text:c="2"/><text:tab/> <text:s text:c="5"/>Dm <text:s text:c="13"/>G</text:p>
      <text:p text:style-name="P4"><text:s text:c="4"/>E que diminua eu pra que Tu cresças senhor mais e mais.</text:p>
      <text:p text:style-name="P4"></text:p>
      <text:p text:style-name="P4">C <text:s text:c="40"/><text:tab/><text:tab/> <text:s text:c="6"/>F</text:p>
      <text:p text:style-name="P4"><text:s/>E como os serafins que encobrem o rosto ante a Ti</text:p>
      <text:p text:style-name="P4">C <text:s text:c="35"/><text:tab/><text:tab/> <text:s text:c="8"/>F</text:p>
      <text:p text:style-name="P4"><text:s/>Escondo o rosto para que vejam Tua face em mim</text:p>
      <text:p text:style-name="P4">Am <text:s text:c="8"/><text:tab/>G <text:s text:c="4"/>F <text:s text:c="16"/>Em <text:s text:c="2"/><text:tab/> <text:s text:c="5"/>Dm <text:s text:c="13"/>G</text:p>
      <text:p text:style-name="P4"><text:s text:c="4"/>E que diminua eu pra que Tu cresças senhor mais e mais.</text:p>
      <text:p text:style-name="P4"></text:p>
      <text:p text:style-name="P4"></text:p>
      <text:p text:style-name="P4">Refrão.</text:p>
      <text:p text:style-name="P4"><text:s text:c="4"/>G <text:s text:c="10"/><text:tab/> <text:s/>F <text:s text:c="6"/><text:tab/> <text:s text:c="7"/>Em <text:s text:c="2"/>Dm</text:p>
      <text:p text:style-name="P4">No santo dos santos a fumaça me esconde</text:p>
      <text:p text:style-name="P4"><text:s text:c="18"/><text:tab/> <text:s text:c="8"/>Am</text:p>
      <text:p text:style-name="P4">Só teus olhos me vêem</text:p>
      <text:p text:style-name="P4"><text:s text:c="2"/>G <text:s text:c="10"/><text:tab/> <text:s/>F <text:s text:c="6"/><text:tab/> <text:s text:c="7"/>Em <text:s text:c="2"/>Dm</text:p>
      <text:p text:style-name="P4">Debaixo de Tuas asas é meu abrigo</text:p>
      <text:p text:style-name="P4"><text:s text:c="17"/>Am</text:p>
      <text:p text:style-name="P4">Meu lugar secreto</text:p>
      <text:p text:style-name="P4"><text:s text:c="8"/>G4 <text:s text:c="2"/>G9 <text:s text:c="2"/>F9 <text:s text:c="10"/>G9 <text:s text:c="16"/>C</text:p>
      <text:p text:style-name="P4">Só Tua graça me basta e Tua presença é o meu prazer.</text:p>
      <text:p text:style-name="P4"></text:p>
      <text:p text:style-name="P4">C <text:s text:c="30"/>F9</text:p>
      <text:p text:style-name="P4"><text:s/>Eu não preciso ser reconhecido por ninguém</text:p>
      <text:p text:style-name="P4">C <text:s text:c="32"/>F9</text:p>
      <text:p text:style-name="P4"><text:s/>A minha Glória é fazer com que conheçam a Ti</text:p>
      <text:p text:style-name="P4">Am <text:s text:c="6"/>G4 <text:s/>G9 <text:s/>F9 <text:s text:c="12"/>C/E <text:s text:c="3"/>Dm <text:s text:c="10"/>G9</text:p>
      <text:p text:style-name="P4"><text:s text:c="4"/>E que diminua eu pra que Tu cresças senhor mais e mais.</text:p>
      <text:p text:style-name="P4"></text:p>
      <text:p text:style-name="P4">C <text:s text:c="40"/>F9</text:p>
      <text:p text:style-name="P4"><text:s/>E como os serafins que encobrem o rosto ante a Ti</text:p>
      <text:p text:style-name="P4">C <text:s text:c="35"/>F9</text:p>
      <text:p text:style-name="P4"><text:s/>Escondo o rosto para que vejam Tua face em mim</text:p>
      <text:p text:style-name="P4">Am <text:s text:c="3"/>G4 <text:s/>G9 <text:s/>F9 <text:s text:c="12"/>C/E <text:s text:c="3"/>Dm <text:s text:c="10"/>G9</text:p>
      <text:p text:style-name="P4"><text:s/>E que diminua eu pra que Tu cresças senhor mais e mais.</text:p>
      <text:p text:style-name="P4"></text:p>
      <text:p text:style-name="P4">refr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us" svg:font-family="Tinu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6-20T13:12:30</meta:creation-date>
    <dc:date>2016-06-20T13:38:16</dc:date>
    <dc:creator>Mauro Vieira</dc:creator>
    <meta:editing-duration>PT10M32S</meta:editing-duration>
    <meta:editing-cycles>1</meta:editing-cycles>
    <meta:generator>OpenOffice/4.1.2$Unix OpenOffice.org_project/412m3$Build-9782</meta:generator>
    <meta:document-statistic meta:table-count="0" meta:image-count="0" meta:object-count="0" meta:page-count="1" meta:paragraph-count="46" meta:word-count="231" meta:character-count="1623"/>
  </office:meta>
</office:document-meta>
</file>